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44"/>
    <style:style style:name="ce2" style:family="table-cell" style:parent-style-name="Default" style:data-style-name="N43"/>
    <style:style style:name="ce3" style:family="table-cell" style:parent-style-name="Default" style:data-style-name="N99"/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.28pt" svg:y="312.32pt">
            <draw:object draw:notify-on-update-of-ranges="Sheet1.B20:Sheet1.B20 Sheet1.B21:Sheet1.B24 Sheet1.C20:Sheet1.C20 Sheet1.C21:Sheet1.C24 Sheet1.B20:Sheet1.B20 Sheet1.B21:Sheet1.B24 Sheet1.D20:Sheet1.D20 Sheet1.D21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.54pt" svg:y="766.32pt">
            <draw:object draw:notify-on-update-of-ranges="Sheet1.A54:Sheet1.A54 Sheet1.A55:Sheet1.A59 Sheet1.B54:Sheet1.B54 Sheet1.C55:Sheet1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8.33pt" svg:y="1090.86pt">
            <draw:object draw:notify-on-update-of-ranges="Sheet1.E82:Sheet1.E82 Sheet1.E83:Sheet1.E85 Sheet1.F82:Sheet1.F82 Sheet1.F83:Sheet1.F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59.25pt" svg:y="1499.13pt">
            <draw:object draw:notify-on-update-of-ranges="Sheet1.E114:Sheet1.E116 Sheet1.F82:Sheet1.F82 Sheet1.F114:Sheet1.F1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CP part 1</text:p>
          </table:table-cell>
          <table:table-cell table:number-columns-repeated="4"/>
          <table:table-cell office:value-type="string" calcext:value-type="string">
            <text:p>UDP par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als\By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y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78000" calcext:value-type="float">
            <text:p>21978000</text:p>
          </table:table-cell>
          <table:table-cell office:value-type="float" office:value="16848000" calcext:value-type="float">
            <text:p>16848000</text:p>
          </table:table-cell>
          <table:table-cell office:value-type="float" office:value="18989000" calcext:value-type="float">
            <text:p>18989000</text:p>
          </table:table-cell>
          <table:table-cell office:value-type="float" office:value="18067000" calcext:value-type="float">
            <text:p>18067000</text:p>
          </table:table-cell>
          <table:table-cell/>
          <table:table-cell office:value-type="float" office:value="16167000" calcext:value-type="float">
            <text:p>16167000</text:p>
          </table:table-cell>
          <table:table-cell office:value-type="float" office:value="11803000" calcext:value-type="float">
            <text:p>11803000</text:p>
          </table:table-cell>
          <table:table-cell office:value-type="float" office:value="10396000" calcext:value-type="float">
            <text:p>10396000</text:p>
          </table:table-cell>
          <table:table-cell office:value-type="float" office:value="12495000" calcext:value-type="float">
            <text:p>12495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90000" calcext:value-type="float">
            <text:p>21190000</text:p>
          </table:table-cell>
          <table:table-cell office:value-type="float" office:value="17222000" calcext:value-type="float">
            <text:p>17222000</text:p>
          </table:table-cell>
          <table:table-cell office:value-type="float" office:value="20977000" calcext:value-type="float">
            <text:p>20977000</text:p>
          </table:table-cell>
          <table:table-cell office:value-type="float" office:value="21540000" calcext:value-type="float">
            <text:p>21540000</text:p>
          </table:table-cell>
          <table:table-cell/>
          <table:table-cell office:value-type="float" office:value="16107000" calcext:value-type="float">
            <text:p>16107000</text:p>
          </table:table-cell>
          <table:table-cell office:value-type="float" office:value="16204000" calcext:value-type="float">
            <text:p>16204000</text:p>
          </table:table-cell>
          <table:table-cell office:value-type="float" office:value="9690000" calcext:value-type="float">
            <text:p>9690000</text:p>
          </table:table-cell>
          <table:table-cell office:value-type="float" office:value="13528000" calcext:value-type="float">
            <text:p>13528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85000" calcext:value-type="float">
            <text:p>18485000</text:p>
          </table:table-cell>
          <table:table-cell office:value-type="float" office:value="17417000" calcext:value-type="float">
            <text:p>17417000</text:p>
          </table:table-cell>
          <table:table-cell office:value-type="float" office:value="22712000" calcext:value-type="float">
            <text:p>22712000</text:p>
          </table:table-cell>
          <table:table-cell office:value-type="float" office:value="34689000" calcext:value-type="float">
            <text:p>34689000</text:p>
          </table:table-cell>
          <table:table-cell/>
          <table:table-cell office:value-type="float" office:value="17012000" calcext:value-type="float">
            <text:p>17012000</text:p>
          </table:table-cell>
          <table:table-cell office:value-type="float" office:value="13762000" calcext:value-type="float">
            <text:p>13762000</text:p>
          </table:table-cell>
          <table:table-cell office:value-type="float" office:value="11187000" calcext:value-type="float">
            <text:p>11187000</text:p>
          </table:table-cell>
          <table:table-cell office:value-type="float" office:value="14082000" calcext:value-type="float">
            <text:p>14082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47000" calcext:value-type="float">
            <text:p>18147000</text:p>
          </table:table-cell>
          <table:table-cell office:value-type="float" office:value="18899000" calcext:value-type="float">
            <text:p>18899000</text:p>
          </table:table-cell>
          <table:table-cell office:value-type="float" office:value="21546000" calcext:value-type="float">
            <text:p>21546000</text:p>
          </table:table-cell>
          <table:table-cell office:value-type="float" office:value="20548000" calcext:value-type="float">
            <text:p>20548000</text:p>
          </table:table-cell>
          <table:table-cell/>
          <table:table-cell office:value-type="float" office:value="15753000" calcext:value-type="float">
            <text:p>15753000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9648000" calcext:value-type="float">
            <text:p>9648000</text:p>
          </table:table-cell>
          <table:table-cell office:value-type="float" office:value="13401000" calcext:value-type="float">
            <text:p>134010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3000" calcext:value-type="float">
            <text:p>18203000</text:p>
          </table:table-cell>
          <table:table-cell office:value-type="float" office:value="19159000" calcext:value-type="float">
            <text:p>19159000</text:p>
          </table:table-cell>
          <table:table-cell office:value-type="float" office:value="20545000" calcext:value-type="float">
            <text:p>20545000</text:p>
          </table:table-cell>
          <table:table-cell office:value-type="float" office:value="20684000" calcext:value-type="float">
            <text:p>20684000</text:p>
          </table:table-cell>
          <table:table-cell/>
          <table:table-cell office:value-type="float" office:value="20598000" calcext:value-type="float">
            <text:p>20598000</text:p>
          </table:table-cell>
          <table:table-cell office:value-type="float" office:value="12416000" calcext:value-type="float">
            <text:p>12416000</text:p>
          </table:table-cell>
          <table:table-cell office:value-type="float" office:value="12476000" calcext:value-type="float">
            <text:p>12476000</text:p>
          </table:table-cell>
          <table:table-cell office:value-type="float" office:value="18263000" calcext:value-type="float">
            <text:p>182630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54000" calcext:value-type="float">
            <text:p>16554000</text:p>
          </table:table-cell>
          <table:table-cell office:value-type="float" office:value="19462000" calcext:value-type="float">
            <text:p>19462000</text:p>
          </table:table-cell>
          <table:table-cell office:value-type="float" office:value="20806000" calcext:value-type="float">
            <text:p>20806000</text:p>
          </table:table-cell>
          <table:table-cell office:value-type="float" office:value="21968000" calcext:value-type="float">
            <text:p>21968000</text:p>
          </table:table-cell>
          <table:table-cell/>
          <table:table-cell office:value-type="float" office:value="10887000" calcext:value-type="float">
            <text:p>10887000</text:p>
          </table:table-cell>
          <table:table-cell office:value-type="float" office:value="15356000" calcext:value-type="float">
            <text:p>15356000</text:p>
          </table:table-cell>
          <table:table-cell office:value-type="float" office:value="10305000" calcext:value-type="float">
            <text:p>10305000</text:p>
          </table:table-cell>
          <table:table-cell office:value-type="float" office:value="13945000" calcext:value-type="float">
            <text:p>139450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53000" calcext:value-type="float">
            <text:p>16853000</text:p>
          </table:table-cell>
          <table:table-cell office:value-type="float" office:value="21464000" calcext:value-type="float">
            <text:p>21464000</text:p>
          </table:table-cell>
          <table:table-cell office:value-type="float" office:value="17709000" calcext:value-type="float">
            <text:p>17709000</text:p>
          </table:table-cell>
          <table:table-cell office:value-type="float" office:value="21543000" calcext:value-type="float">
            <text:p>21543000</text:p>
          </table:table-cell>
          <table:table-cell/>
          <table:table-cell office:value-type="float" office:value="15458000" calcext:value-type="float">
            <text:p>15458000</text:p>
          </table:table-cell>
          <table:table-cell office:value-type="float" office:value="13471000" calcext:value-type="float">
            <text:p>13471000</text:p>
          </table:table-cell>
          <table:table-cell office:value-type="float" office:value="10435000" calcext:value-type="float">
            <text:p>10435000</text:p>
          </table:table-cell>
          <table:table-cell office:value-type="float" office:value="12883000" calcext:value-type="float">
            <text:p>12883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30000" calcext:value-type="float">
            <text:p>19530000</text:p>
          </table:table-cell>
          <table:table-cell office:value-type="float" office:value="17314000" calcext:value-type="float">
            <text:p>17314000</text:p>
          </table:table-cell>
          <table:table-cell office:value-type="float" office:value="17958000" calcext:value-type="float">
            <text:p>17958000</text:p>
          </table:table-cell>
          <table:table-cell office:value-type="float" office:value="20757000" calcext:value-type="float">
            <text:p>20757000</text:p>
          </table:table-cell>
          <table:table-cell/>
          <table:table-cell office:value-type="float" office:value="19035000" calcext:value-type="float">
            <text:p>19035000</text:p>
          </table:table-cell>
          <table:table-cell office:value-type="float" office:value="12898000" calcext:value-type="float">
            <text:p>12898000</text:p>
          </table:table-cell>
          <table:table-cell office:value-type="float" office:value="10580000" calcext:value-type="float">
            <text:p>10580000</text:p>
          </table:table-cell>
          <table:table-cell office:value-type="float" office:value="12950000" calcext:value-type="float">
            <text:p>1295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46000" calcext:value-type="float">
            <text:p>19546000</text:p>
          </table:table-cell>
          <table:table-cell office:value-type="float" office:value="20482000" calcext:value-type="float">
            <text:p>20482000</text:p>
          </table:table-cell>
          <table:table-cell office:value-type="float" office:value="21228000" calcext:value-type="float">
            <text:p>21228000</text:p>
          </table:table-cell>
          <table:table-cell office:value-type="float" office:value="25420000" calcext:value-type="float">
            <text:p>25420000</text:p>
          </table:table-cell>
          <table:table-cell/>
          <table:table-cell office:value-type="float" office:value="18945000" calcext:value-type="float">
            <text:p>18945000</text:p>
          </table:table-cell>
          <table:table-cell office:value-type="float" office:value="12329000" calcext:value-type="float">
            <text:p>12329000</text:p>
          </table:table-cell>
          <table:table-cell office:value-type="float" office:value="10731000" calcext:value-type="float">
            <text:p>10731000</text:p>
          </table:table-cell>
          <table:table-cell office:value-type="float" office:value="18166000" calcext:value-type="float">
            <text:p>181660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01000" calcext:value-type="float">
            <text:p>20501000</text:p>
          </table:table-cell>
          <table:table-cell office:value-type="float" office:value="19315000" calcext:value-type="float">
            <text:p>19315000</text:p>
          </table:table-cell>
          <table:table-cell office:value-type="float" office:value="28646000" calcext:value-type="float">
            <text:p>28646000</text:p>
          </table:table-cell>
          <table:table-cell office:value-type="float" office:value="27749000" calcext:value-type="float">
            <text:p>27749000</text:p>
          </table:table-cell>
          <table:table-cell/>
          <table:table-cell office:value-type="float" office:value="22311000" calcext:value-type="float">
            <text:p>22311000</text:p>
          </table:table-cell>
          <table:table-cell office:value-type="float" office:value="15608000" calcext:value-type="float">
            <text:p>15608000</text:p>
          </table:table-cell>
          <table:table-cell office:value-type="float" office:value="12592000" calcext:value-type="float">
            <text:p>12592000</text:p>
          </table:table-cell>
          <table:table-cell office:value-type="float" office:value="14882000" calcext:value-type="float">
            <text:p>1488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19098700" calcext:value-type="float">
            <text:p>19098700</text:p>
          </table:table-cell>
          <table:table-cell table:formula="of:=AVERAGE([.C3:.C12])" office:value-type="float" office:value="18758200" calcext:value-type="float">
            <text:p>18758200</text:p>
          </table:table-cell>
          <table:table-cell table:formula="of:=AVERAGE([.D3:.D12])" office:value-type="float" office:value="21111600" calcext:value-type="float">
            <text:p>21111600</text:p>
          </table:table-cell>
          <table:table-cell table:formula="of:=AVERAGE([.E3:.E12])" office:value-type="float" office:value="23296500" calcext:value-type="float">
            <text:p>23296500</text:p>
          </table:table-cell>
          <table:table-cell/>
          <table:table-cell table:formula="of:=AVERAGE([.G3:.G12])" office:value-type="float" office:value="17227300" calcext:value-type="float">
            <text:p>17227300</text:p>
          </table:table-cell>
          <table:table-cell table:formula="of:=AVERAGE([.H3:.H12])" office:value-type="float" office:value="13748100" calcext:value-type="float">
            <text:p>13748100</text:p>
          </table:table-cell>
          <table:table-cell table:formula="of:=AVERAGE([.I3:.I12])" office:value-type="float" office:value="10804000" calcext:value-type="float">
            <text:p>10804000</text:p>
          </table:table-cell>
          <table:table-cell table:formula="of:=AVERAGE([.J3:.J12])" office:value-type="float" office:value="14459500" calcext:value-type="float">
            <text:p>1445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seconds</text:p>
          </table:table-cell>
          <table:table-cell table:formula="of:=[.B13]/1000000" office:value-type="float" office:value="19.0987" calcext:value-type="float">
            <text:p>19.0987</text:p>
          </table:table-cell>
          <table:table-cell table:formula="of:=[.C13]/1000000" office:value-type="float" office:value="18.7582" calcext:value-type="float">
            <text:p>18.7582</text:p>
          </table:table-cell>
          <table:table-cell table:formula="of:=[.D13]/1000000" office:value-type="float" office:value="21.1116" calcext:value-type="float">
            <text:p>21.1116</text:p>
          </table:table-cell>
          <table:table-cell table:formula="of:=[.E13]/1000000" office:value-type="float" office:value="23.2965" calcext:value-type="float">
            <text:p>23.2965</text:p>
          </table:table-cell>
          <table:table-cell/>
          <table:table-cell table:formula="of:=[.G13]/1000000" office:value-type="float" office:value="17.2273" calcext:value-type="float">
            <text:p>17.2273</text:p>
          </table:table-cell>
          <table:table-cell table:formula="of:=[.H13]/1000000" office:value-type="float" office:value="13.7481" calcext:value-type="float">
            <text:p>13.7481</text:p>
          </table:table-cell>
          <table:table-cell table:formula="of:=[.I13]/1000000" office:value-type="float" office:value="10.804" calcext:value-type="float">
            <text:p>10.804</text:p>
          </table:table-cell>
          <table:table-cell table:formula="of:=[.J13]/1000000" office:value-type="float" office:value="14.4595" calcext:value-type="float">
            <text:p>14.4595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Chart Data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4]" office:value-type="float" office:value="19.0987" calcext:value-type="float">
            <text:p>19.0987</text:p>
          </table:table-cell>
          <table:table-cell table:formula="of:=[.G14]" office:value-type="float" office:value="17.2273" calcext:value-type="float">
            <text:p>17.22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4]" office:value-type="float" office:value="18.7582" calcext:value-type="float">
            <text:p>18.7582</text:p>
          </table:table-cell>
          <table:table-cell table:formula="of:=[.H14]" office:value-type="float" office:value="13.7481" calcext:value-type="float">
            <text:p>13.74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D14]" office:value-type="float" office:value="21.1116" calcext:value-type="float">
            <text:p>21.1116</text:p>
          </table:table-cell>
          <table:table-cell table:formula="of:=[.I14]" office:value-type="float" office:value="10.804" calcext:value-type="float">
            <text:p>10.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E14]" office:value-type="float" office:value="23.2965" calcext:value-type="float">
            <text:p>23.2965</text:p>
          </table:table-cell>
          <table:table-cell table:formula="of:=[.J14]" office:value-type="float" office:value="14.4595" calcext:value-type="float">
            <text:p>14.4595</text:p>
          </table:table-cell>
          <table:table-cell table:number-columns-repeated="9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TCP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372000" calcext:value-type="float">
            <text:p>21372000</text:p>
          </table:table-cell>
          <table:table-cell office:value-type="float" office:value="86868000" calcext:value-type="float">
            <text:p>86868000</text:p>
          </table:table-cell>
          <table:table-cell office:value-type="float" office:value="19630000" calcext:value-type="float">
            <text:p>19630000</text:p>
          </table:table-cell>
          <table:table-cell office:value-type="float" office:value="17959000" calcext:value-type="float">
            <text:p>17959000</text:p>
          </table:table-cell>
          <table:table-cell office:value-type="float" office:value="23484000" calcext:value-type="float">
            <text:p>23484000</text:p>
          </table:table-cell>
          <table:table-cell office:value-type="float" office:value="23401000" calcext:value-type="float">
            <text:p>23401000</text:p>
          </table:table-cell>
          <table:table-cell office:value-type="float" office:value="37226000" calcext:value-type="float">
            <text:p>37226000</text:p>
          </table:table-cell>
          <table:table-cell office:value-type="float" office:value="117594000" calcext:value-type="float">
            <text:p>117594000</text:p>
          </table:table-cell>
          <table:table-cell office:value-type="float" office:value="33732000" calcext:value-type="float">
            <text:p>33732000</text:p>
          </table:table-cell>
          <table:table-cell office:value-type="float" office:value="46025000" calcext:value-type="float">
            <text:p>46025000</text:p>
          </table:table-cell>
          <table:table-cell office:value-type="float" office:value="24028000" calcext:value-type="float">
            <text:p>24028000</text:p>
          </table:table-cell>
          <table:table-cell office:value-type="float" office:value="19789000" calcext:value-type="float">
            <text:p>197890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0185000" calcext:value-type="float">
            <text:p>90185000</text:p>
          </table:table-cell>
          <table:table-cell office:value-type="float" office:value="94465000" calcext:value-type="float">
            <text:p>94465000</text:p>
          </table:table-cell>
          <table:table-cell office:value-type="float" office:value="109732000" calcext:value-type="float">
            <text:p>109732000</text:p>
          </table:table-cell>
          <table:table-cell office:value-type="float" office:value="62215000" calcext:value-type="float">
            <text:p>62215000</text:p>
          </table:table-cell>
          <table:table-cell office:value-type="float" office:value="64237000" calcext:value-type="float">
            <text:p>64237000</text:p>
          </table:table-cell>
          <table:table-cell office:value-type="float" office:value="86230000" calcext:value-type="float">
            <text:p>86230000</text:p>
          </table:table-cell>
          <table:table-cell office:value-type="float" office:value="75595000" calcext:value-type="float">
            <text:p>75595000</text:p>
          </table:table-cell>
          <table:table-cell office:value-type="float" office:value="415050000" calcext:value-type="float">
            <text:p>415050000</text:p>
          </table:table-cell>
          <table:table-cell office:value-type="float" office:value="69229000" calcext:value-type="float">
            <text:p>69229000</text:p>
          </table:table-cell>
          <table:table-cell office:value-type="float" office:value="233378000" calcext:value-type="float">
            <text:p>233378000</text:p>
          </table:table-cell>
          <table:table-cell office:value-type="float" office:value="63121000" calcext:value-type="float">
            <text:p>63121000</text:p>
          </table:table-cell>
          <table:table-cell office:value-type="float" office:value="76272000" calcext:value-type="float">
            <text:p>762720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0408000" calcext:value-type="float">
            <text:p>130408000</text:p>
          </table:table-cell>
          <table:table-cell office:value-type="float" office:value="174517000" calcext:value-type="float">
            <text:p>174517000</text:p>
          </table:table-cell>
          <table:table-cell office:value-type="float" office:value="127397000" calcext:value-type="float">
            <text:p>127397000</text:p>
          </table:table-cell>
          <table:table-cell office:value-type="float" office:value="146369000" calcext:value-type="float">
            <text:p>146369000</text:p>
          </table:table-cell>
          <table:table-cell office:value-type="float" office:value="126834000" calcext:value-type="float">
            <text:p>126834000</text:p>
          </table:table-cell>
          <table:table-cell office:value-type="float" office:value="147395000" calcext:value-type="float">
            <text:p>147395000</text:p>
          </table:table-cell>
          <table:table-cell office:value-type="float" office:value="148125000" calcext:value-type="float">
            <text:p>148125000</text:p>
          </table:table-cell>
          <table:table-cell office:value-type="float" office:value="171755000" calcext:value-type="float">
            <text:p>171755000</text:p>
          </table:table-cell>
          <table:table-cell office:value-type="float" office:value="129110000" calcext:value-type="float">
            <text:p>129110000</text:p>
          </table:table-cell>
          <table:table-cell office:value-type="float" office:value="410158000" calcext:value-type="float">
            <text:p>410158000</text:p>
          </table:table-cell>
          <table:table-cell office:value-type="float" office:value="113056000" calcext:value-type="float">
            <text:p>113056000</text:p>
          </table:table-cell>
          <table:table-cell office:value-type="float" office:value="116176000" calcext:value-type="float">
            <text:p>116176000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322980000" calcext:value-type="float">
            <text:p>322980000</text:p>
          </table:table-cell>
          <table:table-cell office:value-type="float" office:value="280834000" calcext:value-type="float">
            <text:p>280834000</text:p>
          </table:table-cell>
          <table:table-cell office:value-type="float" office:value="283576000" calcext:value-type="float">
            <text:p>283576000</text:p>
          </table:table-cell>
          <table:table-cell office:value-type="float" office:value="296485000" calcext:value-type="float">
            <text:p>296485000</text:p>
          </table:table-cell>
          <table:table-cell office:value-type="float" office:value="281047000" calcext:value-type="float">
            <text:p>281047000</text:p>
          </table:table-cell>
          <table:table-cell office:value-type="float" office:value="378825000" calcext:value-type="float">
            <text:p>378825000</text:p>
          </table:table-cell>
          <table:table-cell office:value-type="float" office:value="290196000" calcext:value-type="float">
            <text:p>290196000</text:p>
          </table:table-cell>
          <table:table-cell office:value-type="float" office:value="266091000" calcext:value-type="float">
            <text:p>266091000</text:p>
          </table:table-cell>
          <table:table-cell office:value-type="float" office:value="320515000" calcext:value-type="float">
            <text:p>320515000</text:p>
          </table:table-cell>
          <table:table-cell office:value-type="float" office:value="253676000" calcext:value-type="float">
            <text:p>253676000</text:p>
          </table:table-cell>
          <table:table-cell office:value-type="float" office:value="314329000" calcext:value-type="float">
            <text:p>314329000</text:p>
          </table:table-cell>
          <table:table-cell office:value-type="float" office:value="281468000" calcext:value-type="float">
            <text:p>281468000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883693000" calcext:value-type="float">
            <text:p>883693000</text:p>
          </table:table-cell>
          <table:table-cell office:value-type="float" office:value="804767000" calcext:value-type="float">
            <text:p>804767000</text:p>
          </table:table-cell>
          <table:table-cell office:value-type="float" office:value="870180000" calcext:value-type="float">
            <text:p>870180000</text:p>
          </table:table-cell>
          <table:table-cell office:value-type="float" office:value="1134759000" calcext:value-type="float">
            <text:p>1134759000</text:p>
          </table:table-cell>
          <table:table-cell office:value-type="float" office:value="1386704000" calcext:value-type="float">
            <text:p>1386704000</text:p>
          </table:table-cell>
          <table:table-cell office:value-type="float" office:value="808081000" calcext:value-type="float">
            <text:p>808081000</text:p>
          </table:table-cell>
          <table:table-cell office:value-type="float" office:value="824432000" calcext:value-type="float">
            <text:p>824432000</text:p>
          </table:table-cell>
          <table:table-cell office:value-type="float" office:value="879669000" calcext:value-type="float">
            <text:p>879669000</text:p>
          </table:table-cell>
          <table:table-cell office:value-type="float" office:value="1349587000" calcext:value-type="float">
            <text:p>1349587000</text:p>
          </table:table-cell>
          <table:table-cell office:value-type="float" office:value="734902000" calcext:value-type="float">
            <text:p>734902000</text:p>
          </table:table-cell>
          <table:table-cell office:value-type="float" office:value="1224306000" calcext:value-type="float">
            <text:p>1224306000</text:p>
          </table:table-cell>
          <table:table-cell office:value-type="float" office:value="1210206000" calcext:value-type="float">
            <text:p>1210206000</text:p>
          </table:table-cell>
        </table:table-row>
        <table:table-row table:style-name="ro1">
          <table:table-cell office:value-type="string" calcext:value-type="string">
            <text:p>Chart Data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bytes per ms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48:.M48])/1000000" office:value-type="float" office:value="39.259" calcext:value-type="float">
            <text:p>39.259</text:p>
          </table:table-cell>
          <table:table-cell table:formula="of:=[.A55]/[.B55]" office:value-type="float" office:value="25.4718663236455" calcext:value-type="float">
            <text:p>25.4718663236455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49:.M49])/1000000" office:value-type="float" office:value="119.97575" calcext:value-type="float">
            <text:p>119.97575</text:p>
          </table:table-cell>
          <table:table-cell table:formula="of:=[.A56]/[.B56]" office:value-type="float" office:value="133.360283223902" calcext:value-type="float">
            <text:p>133.360283223902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AVERAGE([.B50:.M50])/1000000" office:value-type="float" office:value="161.775" calcext:value-type="float">
            <text:p>161.775</text:p>
          </table:table-cell>
          <table:table-cell table:formula="of:=[.A57]/[.B57]" office:value-type="float" office:value="395.611188378921" calcext:value-type="float">
            <text:p>395.611188378921</text:p>
          </table:table-cell>
          <table:table-cell table:number-columns-repeated="10"/>
        </table:table-row>
        <table:table-row table:style-name="ro1">
          <table:table-cell office:value-type="float" office:value="256000" calcext:value-type="float">
            <text:p>256000</text:p>
          </table:table-cell>
          <table:table-cell table:formula="of:=AVERAGE([.B51:.M51])/1000000" office:value-type="float" office:value="297.501833333333" calcext:value-type="float">
            <text:p>297.501833333333</text:p>
          </table:table-cell>
          <table:table-cell table:formula="of:=[.A58]/[.B58]" office:value-type="float" office:value="860.498898886337" calcext:value-type="float">
            <text:p>860.498898886337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table:formula="of:=AVERAGE([.B52:.M52])/1000000" office:value-type="float" office:value="1009.27383333333" calcext:value-type="float">
            <text:p>1009.27383333333</text:p>
          </table:table-cell>
          <table:table-cell table:formula="of:=[.A59]/[.B59]" office:value-type="float" office:value="1014.5908535229" calcext:value-type="float">
            <text:p>1014.590853522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time" office:time-value="PT1000H00M00S" calcext:value-type="time">
            <text:p>1000:00: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time" office:time-value="PT16H00M00S" calcext:value-type="time">
            <text:p>04:00:00 P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time" office:time-value="PT64H00M00S" calcext:value-type="time">
            <text:p>64:00: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56k: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time" office:time-value="PT1024H00M00S" calcext:value-type="time">
            <text:p>1024:00: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time" office:time-value="PT1000H00M00S" calcext:value-type="time">
            <text:p>1000:00: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time" office:time-value="PT16H00M00S" calcext:value-type="time">
            <text:p>04:00:00 P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time" office:time-value="PT64H00M00S" calcext:value-type="time">
            <text:p>64:00: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3" office:value-type="string" calcext:value-type="string">
            <text:p>Packets</text:p>
          </table:table-cell>
          <table:table-cell office:value-type="string" calcext:value-type="string">
            <text:p>TC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86994000" calcext:value-type="float">
            <text:p>186994000</text:p>
          </table:table-cell>
          <table:table-cell table:formula="of:=[.B83]/1000000000" office:value-type="float" office:value="0.186994" calcext:value-type="float">
            <text:p>0.186994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AVERAGE([.C83];[.C86];[.C89];[.C92];[.C95];[.C98];[.C101];[.C104];[.C107];[.C110])" office:value-type="float" office:value="0.2537222" calcext:value-type="float">
            <text:p>0.2537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2048,512”</text:p>
          </table:table-cell>
          <table:table-cell office:value-type="float" office:value="128007000" calcext:value-type="float">
            <text:p>128007000</text:p>
          </table:table-cell>
          <table:table-cell table:formula="of:=[.B84]/1000000000" office:value-type="float" office:value="0.128007" calcext:value-type="float">
            <text:p>0.128007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AVERAGE([.C84];[.C87];[.C90];[.C93];[.C96];[.C99];[.C102];[.C105];[.C108];[.C111])" office:value-type="float" office:value="0.2319083" calcext:value-type="float">
            <text:p>0.23190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4096,256”</text:p>
          </table:table-cell>
          <table:table-cell office:value-type="float" office:value="292598000" calcext:value-type="float">
            <text:p>292598000</text:p>
          </table:table-cell>
          <table:table-cell table:formula="of:=[.B85]/1000000000" office:value-type="float" office:value="0.292598" calcext:value-type="float">
            <text:p>0.292598</text:p>
          </table:table-cell>
          <table:table-cell/>
          <table:table-cell table:style-name="ce4" office:value-type="float" office:value="4096" calcext:value-type="float">
            <text:p>4096</text:p>
          </table:table-cell>
          <table:table-cell table:formula="of:=AVERAGE([.C85];[.C88];[.C91];[.C94];[.C97];[.C100];[.C103];[.C106];[.C109];[.C112])" office:value-type="float" office:value="0.2190179" calcext:value-type="float">
            <text:p>0.2190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99801000" calcext:value-type="float">
            <text:p>299801000</text:p>
          </table:table-cell>
          <table:table-cell table:formula="of:=[.B86]/1000000000" office:value-type="float" office:value="0.299801" calcext:value-type="float">
            <text:p>0.29980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PT2056H32M00S" calcext:value-type="time">
            <text:p>2056:32:00</text:p>
          </table:table-cell>
          <table:table-cell office:value-type="float" office:value="192451000" calcext:value-type="float">
            <text:p>192451000</text:p>
          </table:table-cell>
          <table:table-cell table:formula="of:=[.B87]/1000000000" office:value-type="float" office:value="0.192451" calcext:value-type="float">
            <text:p>0.192451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PT4100H15M59.999999999S" calcext:value-type="time">
            <text:p>4100:16:00</text:p>
          </table:table-cell>
          <table:table-cell office:value-type="float" office:value="183859000" calcext:value-type="float">
            <text:p>183859000</text:p>
          </table:table-cell>
          <table:table-cell table:formula="of:=[.B88]/1000000000" office:value-type="float" office:value="0.183859" calcext:value-type="float">
            <text:p>0.183859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364299000" calcext:value-type="float">
            <text:p>364299000</text:p>
          </table:table-cell>
          <table:table-cell table:formula="of:=[.B89]/1000000000" office:value-type="float" office:value="0.364299" calcext:value-type="float">
            <text:p>0.364299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PT2056H32M00S" calcext:value-type="time">
            <text:p>2056:32:00</text:p>
          </table:table-cell>
          <table:table-cell office:value-type="float" office:value="401912000" calcext:value-type="float">
            <text:p>401912000</text:p>
          </table:table-cell>
          <table:table-cell table:formula="of:=[.B90]/1000000000" office:value-type="float" office:value="0.401912" calcext:value-type="float">
            <text:p>0.401912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PT4100H15M59.999999999S" calcext:value-type="time">
            <text:p>4100:16:00</text:p>
          </table:table-cell>
          <table:table-cell office:value-type="float" office:value="162917000" calcext:value-type="float">
            <text:p>162917000</text:p>
          </table:table-cell>
          <table:table-cell table:formula="of:=[.B91]/1000000000" office:value-type="float" office:value="0.162917" calcext:value-type="float">
            <text:p>0.162917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58004000" calcext:value-type="float">
            <text:p>258004000</text:p>
          </table:table-cell>
          <table:table-cell table:formula="of:=[.B92]/1000000000" office:value-type="float" office:value="0.258004" calcext:value-type="float">
            <text:p>0.258004</text:p>
          </table:table-cell>
          <table:table-cell table:number-columns-repeated="10"/>
        </table:table-row>
        <table:table-row table:style-name="ro1">
          <table:table-cell table:style-name="ce1" office:value-type="time" office:time-value="PT2056H32M00S" calcext:value-type="time">
            <text:p>2056:32:00</text:p>
          </table:table-cell>
          <table:table-cell office:value-type="float" office:value="110333000" calcext:value-type="float">
            <text:p>110333000</text:p>
          </table:table-cell>
          <table:table-cell table:formula="of:=[.B93]/1000000000" office:value-type="float" office:value="0.110333" calcext:value-type="float">
            <text:p>0.110333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PT4100H15M59.999999999S" calcext:value-type="time">
            <text:p>4100:16:00</text:p>
          </table:table-cell>
          <table:table-cell office:value-type="float" office:value="180007000" calcext:value-type="float">
            <text:p>180007000</text:p>
          </table:table-cell>
          <table:table-cell table:formula="of:=[.B94]/1000000000" office:value-type="float" office:value="0.180007" calcext:value-type="float">
            <text:p>0.180007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19197000" calcext:value-type="float">
            <text:p>219197000</text:p>
          </table:table-cell>
          <table:table-cell table:formula="of:=[.B95]/1000000000" office:value-type="float" office:value="0.219197" calcext:value-type="float">
            <text:p>0.219197</text:p>
          </table:table-cell>
          <table:table-cell table:number-columns-repeated="10"/>
        </table:table-row>
        <table:table-row table:style-name="ro1">
          <table:table-cell table:style-name="ce1" office:value-type="time" office:time-value="PT2056H32M00S" calcext:value-type="time">
            <text:p>2056:32:00</text:p>
          </table:table-cell>
          <table:table-cell office:value-type="float" office:value="103978000" calcext:value-type="float">
            <text:p>103978000</text:p>
          </table:table-cell>
          <table:table-cell table:formula="of:=[.B96]/1000000000" office:value-type="float" office:value="0.103978" calcext:value-type="float">
            <text:p>0.103978</text:p>
          </table:table-cell>
          <table:table-cell table:number-columns-repeated="10"/>
        </table:table-row>
        <table:table-row table:style-name="ro1">
          <table:table-cell table:style-name="ce1" office:value-type="time" office:time-value="PT4100H15M59.999999999S" calcext:value-type="time">
            <text:p>4100:16:00</text:p>
          </table:table-cell>
          <table:table-cell office:value-type="float" office:value="178809000" calcext:value-type="float">
            <text:p>178809000</text:p>
          </table:table-cell>
          <table:table-cell table:formula="of:=[.B97]/1000000000" office:value-type="float" office:value="0.178809" calcext:value-type="float">
            <text:p>0.178809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02381000" calcext:value-type="float">
            <text:p>202381000</text:p>
          </table:table-cell>
          <table:table-cell table:formula="of:=[.B98]/1000000000" office:value-type="float" office:value="0.202381" calcext:value-type="float">
            <text:p>0.20238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PT2056H32M00S" calcext:value-type="time">
            <text:p>2056:32:00</text:p>
          </table:table-cell>
          <table:table-cell office:value-type="float" office:value="180911000" calcext:value-type="float">
            <text:p>180911000</text:p>
          </table:table-cell>
          <table:table-cell table:formula="of:=[.B99]/1000000000" office:value-type="float" office:value="0.180911" calcext:value-type="float">
            <text:p>0.180911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PT4100H15M59.999999999S" calcext:value-type="time">
            <text:p>4100:16:00</text:p>
          </table:table-cell>
          <table:table-cell office:value-type="float" office:value="325960000" calcext:value-type="float">
            <text:p>325960000</text:p>
          </table:table-cell>
          <table:table-cell table:formula="of:=[.B100]/1000000000" office:value-type="float" office:value="0.32596" calcext:value-type="float">
            <text:p>0.32596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278350000" calcext:value-type="float">
            <text:p>278350000</text:p>
          </table:table-cell>
          <table:table-cell table:formula="of:=[.B101]/1000000000" office:value-type="float" office:value="0.27835" calcext:value-type="float">
            <text:p>0.27835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287651000" calcext:value-type="float">
            <text:p>287651000</text:p>
          </table:table-cell>
          <table:table-cell table:formula="of:=[.B102]/1000000000" office:value-type="float" office:value="0.287651" calcext:value-type="float">
            <text:p>0.28765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298258000" calcext:value-type="float">
            <text:p>298258000</text:p>
          </table:table-cell>
          <table:table-cell table:formula="of:=[.B103]/1000000000" office:value-type="float" office:value="0.298258" calcext:value-type="float">
            <text:p>0.298258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157731000" calcext:value-type="float">
            <text:p>157731000</text:p>
          </table:table-cell>
          <table:table-cell table:formula="of:=[.B104]/1000000000" office:value-type="float" office:value="0.157731" calcext:value-type="float">
            <text:p>0.1577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4208000" calcext:value-type="float">
            <text:p>274208000</text:p>
          </table:table-cell>
          <table:table-cell table:formula="of:=[.B105]/1000000000" office:value-type="float" office:value="0.274208" calcext:value-type="float">
            <text:p>0.274208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164343000" calcext:value-type="float">
            <text:p>164343000</text:p>
          </table:table-cell>
          <table:table-cell table:formula="of:=[.B106]/1000000000" office:value-type="float" office:value="0.164343" calcext:value-type="float">
            <text:p>0.164343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342593000" calcext:value-type="float">
            <text:p>342593000</text:p>
          </table:table-cell>
          <table:table-cell table:formula="of:=[.B107]/1000000000" office:value-type="float" office:value="0.342593" calcext:value-type="float">
            <text:p>0.3425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985000" calcext:value-type="float">
            <text:p>350985000</text:p>
          </table:table-cell>
          <table:table-cell table:formula="of:=[.B108]/1000000000" office:value-type="float" office:value="0.350985" calcext:value-type="float">
            <text:p>0.3509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4917000" calcext:value-type="float">
            <text:p>194917000</text:p>
          </table:table-cell>
          <table:table-cell table:formula="of:=[.B109]/1000000000" office:value-type="float" office:value="0.194917" calcext:value-type="float">
            <text:p>0.194917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227872000" calcext:value-type="float">
            <text:p>227872000</text:p>
          </table:table-cell>
          <table:table-cell table:formula="of:=[.B110]/1000000000" office:value-type="float" office:value="0.227872" calcext:value-type="float">
            <text:p>0.227872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288647000" calcext:value-type="float">
            <text:p>288647000</text:p>
          </table:table-cell>
          <table:table-cell table:formula="of:=[.B111]/1000000000" office:value-type="float" office:value="0.288647" calcext:value-type="float">
            <text:p>0.288647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208511000" calcext:value-type="float">
            <text:p>208511000</text:p>
          </table:table-cell>
          <table:table-cell table:formula="of:=[.B112]/1000000000" office:value-type="float" office:value="0.208511" calcext:value-type="float">
            <text:p>0.208511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</text:p>
          </table:table-cell>
          <table:table-cell/>
          <table:table-cell table:style-name="ce3" office:value-type="string" calcext:value-type="string">
            <text:p>Packets</text:p>
          </table:table-cell>
          <table:table-cell office:value-type="string" calcext:value-type="string">
            <text:p>UD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159094000" calcext:value-type="float">
            <text:p>2159094000</text:p>
          </table:table-cell>
          <table:table-cell table:formula="of:=AVERAGE([.B114];[.B118];[.B122];[.B126];[.B130];[.B134];[.B138];[.B142];[.B146];[.B150];[.B154];[.B158])" office:value-type="float" office:value="1985262666.66667" calcext:value-type="float">
            <text:p>1985262666.66667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C114]/1000000000" office:value-type="float" office:value="1.98526266666667" calcext:value-type="float">
            <text:p>1.98526266666667</text:p>
          </table:table-cell>
          <table:table-cell table:number-columns-repeated="7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937700000" calcext:value-type="float">
            <text:p>3937700000</text:p>
          </table:table-cell>
          <table:table-cell table:formula="of:=AVERAGE([.B115];[.B119];[.B123];[.B127];[.B131];[.B135];[.B139];[.B143];[.B147];[.B151];[.B155];[.B159])" office:value-type="float" office:value="3710079000" calcext:value-type="float">
            <text:p>371007900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115]/1000000000" office:value-type="float" office:value="3.710079" calcext:value-type="float">
            <text:p>3.710079</text:p>
          </table:table-cell>
          <table:table-cell table:number-columns-repeated="7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8184361000" calcext:value-type="float">
            <text:p>8184361000</text:p>
          </table:table-cell>
          <table:table-cell table:formula="of:=AVERAGE([.B116];[.B120];[.B124];[.B128];[.B132];[.B136];[.B140];[.B144];[.B148];[.B152];[.B156];[.B160])" office:value-type="float" office:value="7364297000" calcext:value-type="float">
            <text:p>7364297000</text:p>
          </table:table-cell>
          <table:table-cell/>
          <table:table-cell table:style-name="ce4" office:value-type="float" office:value="4096" calcext:value-type="float">
            <text:p>4096</text:p>
          </table:table-cell>
          <table:table-cell table:formula="of:=[.C116]/1000000000" office:value-type="float" office:value="7.364297" calcext:value-type="float">
            <text:p>7.36429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957519000" calcext:value-type="float">
            <text:p>1957519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900271000" calcext:value-type="float">
            <text:p>3900271000</text:p>
          </table:table-cell>
          <table:table-cell table:number-columns-repeated="11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232849000" calcext:value-type="float">
            <text:p>723284900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088719000" calcext:value-type="float">
            <text:p>2088719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688794000" calcext:value-type="float">
            <text:p>3688794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236922000" calcext:value-type="float">
            <text:p>7236922000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054637000" calcext:value-type="float">
            <text:p>2054637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552879000" calcext:value-type="float">
            <text:p>3552879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097751000" calcext:value-type="float">
            <text:p>70977510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900675000" calcext:value-type="float">
            <text:p>1900675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665197000" calcext:value-type="float">
            <text:p>3665197000</text:p>
          </table:table-cell>
          <table:table-cell table:number-columns-repeated="11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375925000" calcext:value-type="float">
            <text:p>737592500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934567000" calcext:value-type="float">
            <text:p>1934567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575990000" calcext:value-type="float">
            <text:p>3575990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204556000" calcext:value-type="float">
            <text:p>7204556000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994881000" calcext:value-type="float">
            <text:p>1994881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692932000" calcext:value-type="float">
            <text:p>3692932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541994000" calcext:value-type="float">
            <text:p>754199400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030314000" calcext:value-type="float">
            <text:p>2030314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501880000" calcext:value-type="float">
            <text:p>3501880000</text:p>
          </table:table-cell>
          <table:table-cell table:number-columns-repeated="11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185687000" calcext:value-type="float">
            <text:p>718568700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823371000" calcext:value-type="float">
            <text:p>1823371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696160000" calcext:value-type="float">
            <text:p>3696160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171819000" calcext:value-type="float">
            <text:p>7171819000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970019000" calcext:value-type="float">
            <text:p>1970019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785253000" calcext:value-type="float">
            <text:p>3785253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126948000" calcext:value-type="float">
            <text:p>712694800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2049636000" calcext:value-type="float">
            <text:p>2049636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841411000" calcext:value-type="float">
            <text:p>3841411000</text:p>
          </table:table-cell>
          <table:table-cell table:number-columns-repeated="11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658631000" calcext:value-type="float">
            <text:p>765863100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1024,1024:</text:p>
          </table:table-cell>
          <table:table-cell office:value-type="float" office:value="1859720000" calcext:value-type="float">
            <text:p>1859720000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time" office:time-value="-PT2056H32M00S" calcext:value-type="time">
            <text:p>-2056:32:00</text:p>
          </table:table-cell>
          <table:table-cell office:value-type="float" office:value="3682481000" calcext:value-type="float">
            <text:p>3682481000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style-name="ce1" office:value-type="time" office:time-value="-PT4100H15M59.999999999S" calcext:value-type="time">
            <text:p>-4100:16:00</text:p>
          </table:table-cell>
          <table:table-cell office:value-type="float" office:value="7354121000" calcext:value-type="float">
            <text:p>7354121000</text:p>
          </table:table-cell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1:38:31.520993347</meta:creation-date>
    <meta:generator>LibreOffice/6.0.7.3$Linux_X86_64 LibreOffice_project/00m0$Build-3</meta:generator>
    <dc:date>2020-03-03T09:11:12.331745923</dc:date>
    <meta:editing-duration>P2DT6M58S</meta:editing-duration>
    <meta:editing-cycles>3</meta:editing-cycles>
    <meta:document-statistic meta:table-count="1" meta:cell-count="4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RTT For UDP and TCP packets</text:p>
        </chart:title>
        <chart:legend chart:legend-position="end" svg:x="13.942cm" svg:y="3.952cm" style:legend-expansion="high" chart:style-name="ch3"/>
        <chart:plot-area chart:style-name="ch4" table:cell-range-address="Sheet1.B20:Sheet1.D24" chart:data-source-has-labels="row" svg:x="1.331cm" svg:y="1.275cm" svg:width="12.291cm" svg:height="6.564cm">
          <chartooo:coordinate-region svg:x="1.952cm" svg:y="1.474cm" svg:width="11.457cm" svg:height="5.718cm"/>
          <chart:axis chart:dimension="x" chart:name="primary-x" chart:style-name="ch5">
            <chart:title svg:x="6.572cm" svg:y="8.019cm" chart:style-name="ch6">
              <text:p>Packet Size</text:p>
            </chart:title>
          </chart:axis>
          <chart:axis chart:dimension="y" chart:name="primary-y" chart:style-name="ch7">
            <chart:title svg:x="0.451cm" svg:y="5.964cm" chart:style-name="ch8">
              <text:p>RTT (milliseconds)</text:p>
            </chart:title>
            <chart:grid chart:style-name="ch9" chart:class="major"/>
          </chart:axis>
          <chart:series chart:style-name="ch10" chart:values-cell-range-address="Sheet1.C21:Sheet1.C24" chart:label-cell-address="Sheet1.C20:Sheet1.C20" chart:class="chart:scatter">
            <chart:domain table:cell-range-address="Sheet1.B21:Sheet1.B24"/>
            <chart:data-point chart:repeated="4"/>
          </chart:series>
          <chart:series chart:style-name="ch11" chart:values-cell-range-address="Sheet1.D21:Sheet1.D24" chart:label-cell-address="Sheet1.D20:Sheet1.D2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P</text:p>
                <draw:g>
                  <svg:desc>Sheet1.C20:Sheet1.C20</svg:desc>
                </draw:g>
              </table:table-cell>
              <table:table-cell office:value-type="string">
                <text:p>UDP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1:Sheet1.B24</svg:desc>
                </draw:g>
              </table:table-cell>
              <table:table-cell office:value-type="float" office:value="19.0987">
                <text:p>19.0987</text:p>
                <draw:g>
                  <svg:desc>Sheet1.C21:Sheet1.C24</svg:desc>
                </draw:g>
              </table:table-cell>
              <table:table-cell office:value-type="float" office:value="17.2273">
                <text:p>17.2273</text:p>
                <draw:g>
                  <svg:desc>Sheet1.D21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7582">
                <text:p>18.7582</text:p>
              </table:table-cell>
              <table:table-cell office:value-type="float" office:value="13.7481">
                <text:p>13.7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1.1116">
                <text:p>21.1116</text:p>
              </table:table-cell>
              <table:table-cell office:value-type="float" office:value="10.804">
                <text:p>10.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23.2965">
                <text:p>23.2965</text:p>
              </table:table-cell>
              <table:table-cell office:value-type="float" office:value="14.4595">
                <text:p>14.4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6cm" chart:style-name="ch2">
          <text:p>Bytes per millisecond with varying packet sizes</text:p>
        </chart:title>
        <chart:plot-area chart:style-name="ch3" table:cell-range-address="Sheet1.A54:Sheet1.A59 Sheet1.B54:Sheet1.B54 Sheet1.C55:Sheet1.C59" chart:data-source-has-labels="row" svg:x="1.331cm" svg:y="1.275cm" svg:width="14.349cm" svg:height="6.564cm">
          <chartooo:coordinate-region svg:x="2.138cm" svg:y="1.474cm" svg:width="12.613cm" svg:height="5.718cm"/>
          <chart:axis chart:dimension="x" chart:name="primary-x" chart:style-name="ch4">
            <chart:title svg:x="8.051cm" svg:y="8.019cm" chart:style-name="ch5">
              <text:p>Bytes</text:p>
            </chart:title>
          </chart:axis>
          <chart:axis chart:dimension="y" chart:name="primary-y" chart:style-name="ch6">
            <chart:title svg:x="0.451cm" svg:y="5.54cm" chart:style-name="ch7">
              <text:p>Bytes per ms</text:p>
            </chart:title>
            <chart:grid chart:style-name="ch8" chart:class="major"/>
          </chart:axis>
          <chart:series chart:style-name="ch9" chart:values-cell-range-address="Sheet1.C55:Sheet1.C59" chart:label-cell-address="Sheet1.B54:Sheet1.B54" chart:class="chart:scatter">
            <chart:domain table:cell-range-address="Sheet1.A55:Sheet1.A5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54:Sheet1.B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55:Sheet1.A59</svg:desc>
                </draw:g>
              </table:table-cell>
              <table:table-cell office:value-type="float" office:value="25.4718663236455">
                <text:p>25.4718663236455</text:p>
                <draw:g>
                  <svg:desc>Sheet1.C55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133.360283223902">
                <text:p>133.360283223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000">
                <text:p>64000</text:p>
              </table:table-cell>
              <table:table-cell office:value-type="float" office:value="395.611188378921">
                <text:p>395.611188378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0">
                <text:p>256000</text:p>
              </table:table-cell>
              <table:table-cell office:value-type="float" office:value="860.498898886337">
                <text:p>860.498898886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000">
                <text:p>1024000</text:p>
              </table:table-cell>
              <table:table-cell office:value-type="float" office:value="1014.5908535229">
                <text:p>1014.5908535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TCP Packets v. Time</text:p>
        </chart:title>
        <chart:subtitle svg:x="3.458cm" svg:y="1.275cm" chart:style-name="ch3">
          <text:p>Amount of packets change, amount of data does not</text:p>
        </chart:subtitle>
        <chart:plot-area chart:style-name="ch4" table:cell-range-address="Sheet1.E82:Sheet1.F85" chart:data-source-has-labels="row" svg:x="1.331cm" svg:y="2.138cm" svg:width="14.349cm" svg:height="5.701cm">
          <chartooo:coordinate-region svg:x="2.243cm" svg:y="2.337cm" svg:width="13.065cm" svg:height="4.855cm"/>
          <chart:axis chart:dimension="x" chart:name="primary-x" chart:style-name="ch5">
            <chart:title svg:x="6.754cm" svg:y="8.019cm" chart:style-name="ch6">
              <text:p>Number of packets sent</text:p>
            </chart:title>
          </chart:axis>
          <chart:axis chart:dimension="y" chart:name="primary-y" chart:style-name="ch5">
            <chart:title svg:x="0.451cm" svg:y="6.659cm" chart:style-name="ch7">
              <text:p>Time to send ~1.05MB</text:p>
            </chart:title>
            <chart:grid chart:style-name="ch8" chart:class="major"/>
          </chart:axis>
          <chart:series chart:style-name="ch9" chart:values-cell-range-address="Sheet1.F83:Sheet1.F85" chart:label-cell-address="Sheet1.F82:Sheet1.F82" chart:class="chart:scatter">
            <chart:domain table:cell-range-address="Sheet1.E83:Sheet1.E85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CP</text:p>
                <draw:g>
                  <svg:desc>Sheet1.F82:Sheet1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E83:Sheet1.E85</svg:desc>
                </draw:g>
              </table:table-cell>
              <table:table-cell office:value-type="float" office:value="0.2537222">
                <text:p>0.2537222</text:p>
                <draw:g>
                  <svg:desc>Sheet1.F83:Sheet1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2319083">
                <text:p>0.2319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2190179">
                <text:p>0.2190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UDP Packets v. Time</text:p>
        </chart:title>
        <chart:subtitle svg:x="3.458cm" svg:y="1.275cm" chart:style-name="ch3">
          <text:p>Amount of packets change, amount of data does not</text:p>
        </chart:subtitle>
        <chart:plot-area chart:style-name="ch4" table:cell-range-address="Sheet1.E114:Sheet1.F116 Sheet1.F82:Sheet1.F82" chart:data-source-has-labels="row" svg:x="1.331cm" svg:y="2.138cm" svg:width="14.349cm" svg:height="5.701cm">
          <chartooo:coordinate-region svg:x="1.767cm" svg:y="2.337cm" svg:width="13.541cm" svg:height="4.855cm"/>
          <chart:axis chart:dimension="x" chart:name="primary-x" chart:style-name="ch5">
            <chart:title svg:x="6.754cm" svg:y="8.019cm" chart:style-name="ch6">
              <text:p>Number of packets sent</text:p>
            </chart:title>
          </chart:axis>
          <chart:axis chart:dimension="y" chart:name="primary-y" chart:style-name="ch5">
            <chart:title svg:x="0.451cm" svg:y="6.659cm" chart:style-name="ch7">
              <text:p>Time to send ~1.05MB</text:p>
            </chart:title>
            <chart:grid chart:style-name="ch8" chart:class="major"/>
          </chart:axis>
          <chart:series chart:style-name="ch9" chart:values-cell-range-address="Sheet1.F114:Sheet1.F116" chart:label-cell-address="Sheet1.F82:Sheet1.F82" chart:class="chart:scatter">
            <chart:domain table:cell-range-address="Sheet1.E114:Sheet1.E11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CP</text:p>
                <draw:g>
                  <svg:desc>Sheet1.F82:Sheet1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E114:Sheet1.E116</svg:desc>
                </draw:g>
              </table:table-cell>
              <table:table-cell office:value-type="float" office:value="1.98526266666667">
                <text:p>1.98526266666667</text:p>
                <draw:g>
                  <svg:desc>Sheet1.F114:Sheet1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3.710079">
                <text:p>3.71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7.364297">
                <text:p>7.3642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